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17.537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6.7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special ability name</text:p>
          </table:table-cell>
          <table:table-cell office:value-type="string">
            <text:p>special ability description</text:p>
          </table:table-cell>
          <table:table-cell office:value-type="string">
            <text:p>alt value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/>
          <table:table-cell office:value-type="string">
            <text:p>agility</text:p>
          </table:table-cell>
          <table:table-cell office:value-type="string">
            <text:p>this creature can act before shift phas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haste</text:p>
          </table:table-cell>
          <table:table-cell office:value-type="string">
            <text:p>this creature can be casted anytime, as a spell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word creature</text:p>
          </table:table-cell>
          <table:table-cell office:value-type="string">
            <text:p>this creature can be casted by anoter creature (it spwan nearby the selected creature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determination</text:p>
          </table:table-cell>
          <table:table-cell office:value-type="string">
            <text:p>this creature can act as soon as it have been summe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sharp edged</text:p>
          </table:table-cell>
          <table:table-cell office:value-type="string">
            <text:p>when this creature damage another creature it applys an bleeding effect to damaged créatur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 table:number-columns-spanned="1" table:number-rows-spanned="4"/>
          <table:table-cell office:value-type="string" table:number-columns-spanned="1" table:number-rows-spanned="4">
            <text:p>zombification</text:p>
          </table:table-cell>
          <table:table-cell table:style-name="Default" office:value-type="string">
            <text:p>at the end of his owner turn place a zombie counter on every adjacent enemy creature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if there is alredy 3 zombie counter on an adjacent creature, aquire control of it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remove zombie conter from it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this creature also earn zombification special ability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horde</text:p>
          </table:table-cell>
          <table:table-cell office:value-type="string">
            <text:p>decks can contain twice more of this creatur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table:number-columns-spanned="1" table:number-rows-spanned="3">
            <text:p>round shield</text:p>
          </table:table-cell>
          <table:table-cell office:value-type="string">
            <text:p>at the end of his turn this creature choose a side to defend.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>
            <text:p>if it becomes attacked by a creature on the choosen side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>
            <text:p>it negate * incomning damages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warcry</text:p>
          </table:table-cell>
          <table:table-cell office:value-type="string">
            <text:p>other friendly creature in ligne of sight earn agility until player next turn e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table:number-columns-spanned="1" table:number-rows-spanned="3">
            <text:p>gorebirth</text:p>
          </table:table-cell>
          <table:table-cell office:value-type="string">
            <text:p>whenever it owner decide, this creature explode in a * tile circle around it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covered-table-cell/>
          <table:table-cell office:value-type="string">
            <text:p>Dealing * damage to « every » creature in the radius 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/>
          <table:covered-table-cell/>
          <table:table-cell office:value-type="string">
            <text:p>remove this creature and replace it with a « gore » creatur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table:number-columns-spanned="1" table:number-rows-spanned="2">
            <text:p>aparition</text:p>
          </table:table-cell>
          <table:table-cell office:value-type="string">
            <text:p>at the degining of the player turn remove this creature form the world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>
            <text:p>player take the creature card form his graveyard and put it in his ha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splash</text:p>
          </table:table-cell>
          <table:table-cell office:value-type="string">
            <text:p>when this creature damage another creature it also damage enemy creature surounding damaged creatur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table:number-columns-spanned="1" table:number-rows-spanned="2">
            <text:p>phage</text:p>
          </table:table-cell>
          <table:table-cell office:value-type="string">
            <text:p>whenever an enemy creature is defeated in this creature surounding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>
            <text:p>this creature restore *% of his max healh</text:p>
          </table:table-cell>
          <table:table-cell office:value-type="float" office:value="20">
            <text:p>20</text:p>
          </table:table-cell>
          <table:table-cell/>
        </table:table-row>
        <table:table-row table:style-name="ro2" table:number-rows-repeated="104853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29/01/2014</text:date>, <text:time>16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5:00:40.57</meta:creation-date>
    <dc:date>2014-01-29T16:13:14.36</dc:date>
    <meta:editing-duration>PT23M39S</meta:editing-duration>
    <meta:editing-cycles>3</meta:editing-cycles>
    <meta:generator>OpenOffice/4.0.1$Win32 OpenOffice.org_project/401m5$Build-9714</meta:generator>
    <meta:document-statistic meta:table-count="3" meta:cell-count="42" meta:object-count="0"/>
  </office:meta>
</office:document-meta>
</file>